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_features_ : 18</text:p>
      <text:p text:style-name="Standard">support_ : [False False False ..., False False False]</text:p>
      <text:p text:style-name="Standard">ranking_ : [ 9 <text:s/>8 <text:s/>5 ..., <text:s/>8 <text:s/>6 13]</text:p>
      <text:p text:style-name="Standard">grid_scores_ : [ 0.00501294 <text:s/>0.39342854 <text:s/>0.50094904 ..., <text:s/>0. <text:s text:c="9"/>0. <text:s text:c="9"/>0. <text:s text:c="7"/>]</text:p>
      <text:p text:style-name="Standard">estimator_ : LinearSVC(C=1.0, class_weight={1: 1000}, dual=True, fit_intercept=True,</text:p>
      <text:p text:style-name="Standard"><text:s text:c="5"/>intercept_scaling=1, loss='l2', multi_class='ovr', penalty='l2',</text:p>
      <text:p text:style-name="Standard"><text:s text:c="5"/>random_state=None, tol=0.0001, verbose=0)</text:p>
      <text:p text:style-name="Standard">selected_features : [29, 282, 344, 345, 586, 985, 1274, 1286, 1346, 1609, 1639, 1809, 1979, 2021, 2070, 2123, 2150, 2154]</text:p>
      <text:p text:style-name="Standard">good_ranked_features (3): [29, 31, 46, 49, 58, 91, 96, 98, 122, 133, 139, 181, 195, 197, 198, 199, 225, 240, 244, 272, 282, 285, 320</text:p>
      <text:p text:style-name="Standard">, 329, 335, 340, 344, 345, 379, 439, 491, 505, 513, 514, 516, 547, 551, 560, 567, 586, 609, 610, 625, 634, 635, 643, 679, 715, 736,</text:p>
      <text:p text:style-name="Standard">808, 810, 824, 886, 928, 945, 952, 974, 978, 985, 987, 1024, 1036, 1040, 1047, 1051, 1070, 1158, 1168, 1202, 1218, 1219, 1221, 1244,</text:p>
      <text:p text:style-name="Standard"><text:s/>1254, 1256, 1274, 1286, 1311, 1340, 1341, 1346, 1349, 1387, 1418, 1421, 1434, 1436, 1447, 1517, 1564, 1565, 1581, 1583, 1584, 1603,</text:p>
      <text:p text:style-name="Standard"><text:s/>1609, 1610, 1612, 1623, 1624, 1631, 1637, 1638, 1639, 1644, 1682, 1683, 1731, 1746, 1752, 1769, 1804, 1809, 1810, 1821, 1833, 1838,</text:p>
      <text:p text:style-name="Standard"><text:s/>1864, 1872, 1891, 1911, 1916, 1920, 1923, 1936, 1939, 1940, 1953, 1956, 1969, 1970, 1979, 1984, 1989, 1992, 1993, 1998, 2000, 2011,</text:p>
      <text:p text:style-name="Standard"><text:s/>2017, 2018, 2019, 2021, 2022, 2025, 2059, 2062, 2063, 2067, 2070, 2078, 2080, 2087, 2092, 2093, 2095, 2102, 2103, 2104, 2105, 2108,</text:p>
      <text:p text:style-name="Standard"><text:s/>2112, 2123, 2149, 2150, 2152, 2154]</text:p>
      <text:p text:style-name="Standard">good_ranked_features_len (3): 167</text:p>
      <text:p text:style-name="Standard">good_ranked_features (7): [2, 10, 13, 22, 23, 24, 29, 30, 31, 34, 35, 39, 42, 43, 46, 48, 49, 53, 55, 58, 59, 60, 62, 63, 68, 73, 78</text:p>
      <text:p text:style-name="Standard">, 79, 82, 87, 90, 91, 92, 96, 98, 100, 101, 106, 115, 122, 123, 124, 128, 132, 133, 136, 138, 139, 147, 148, 153, 154, 167, 178, 181</text:p>
      <text:p text:style-name="Standard">, 192, 195, 197, 198, 199, 203, 210, 219, 225, 238, 239, 240, 244, 246, 250, 251, 255, 257, 260, 264, 272, 279, 281, 282, 284, 285,</text:p>
      <text:p text:style-name="Standard">286, 289, 294, 297, 305, 308, 314, 319, 320, 325, 329, 331, 332, 334, 335, 336, 340, 343, 344, 345, 348, 359, 362, 378, 379, 380, 38</text:p>
      <text:p text:style-name="Standard">1, 383, 393, 395, 396, 399, 411, 417, 430, 432, 437, 439, 442, 443, 444, 449, 451, 453, 454, 456, 457, 458, 459, 465, 472, 473, 474,</text:p>
      <text:p text:style-name="Standard"><text:s/>489, 491, 496, 499, 501, 502, 505, 513, 514, 515, 516, 523, 526, 530, 534, 535, 536, 537, 541, 547, 551, 557, 560, 561, 565, 567, 5</text:p>
      <text:p text:style-name="Standard">68, 578, 580, 586, 587, 588, 607, 609, 610, 614, 616, 625, 631, 632, 634, 635, 636, 642, 643, 645, 657, 662, 667, 672, 678, 679, 685</text:p>
      <text:p text:style-name="Standard">, 687, 696, 699, 700, 705, 710, 715, 718, 736, 745, 756, 758, 760, 762, 779, 784, 786, 787, 801, 807, 808, 810, 813, 814, 824, 833,</text:p>
      <text:p text:style-name="Standard">841, 871, 877, 886, 887, 893, 896, 897, 917, 918, 926, 927, 928, 929, 930, 937, 945, 947, 948, 952, 955, 956, 962, 973, 974, 976, 97</text:p>
      <text:p text:style-name="Standard">8, 980, 982, 983, 985, 987, 1003, 1011, 1018, 1019, 1020, 1024, 1025, 1030, 1035, 1036, 1039, 1040, 1041, 1046, 1047, 1051, 1069, 10</text:p>
      <text:p text:style-name="Standard">70, 1075, 1076, 1082, 1113, 1128, 1140, 1158, 1161, 1163, 1168, 1170, 1174, 1176, 1188, 1199, 1201, 1202, 1206, 1217, 1218, 1219, 12</text:p>
      <text:p text:style-name="Standard">20, 1221, 1233, 1243, 1244, 1254, 1255, 1256, 1257, 1269, 1270, 1271, 1274, 1278, 1286, 1292, 1293, 1295, 1296, 1299, 1305, 1311, 13</text:p>
      <text:p text:style-name="Standard"><text:soft-page-break/>16, 1321, 1340, 1341, 1344, 1346, 1349, 1353, 1354, 1362, 1363, 1364, 1370, 1373, 1387, 1389, 1390, 1403, 1412, 1413, 1416, 1418, 14</text:p>
      <text:p text:style-name="Standard">21, 1422, 1433, 1434, 1436, 1437, 1441, 1444, 1447, 1449, 1464, 1467, 1468, 1470, 1471, 1472, 1474, 1475, 1477, 1484, 1494, 1495, 14</text:p>
      <text:p text:style-name="Standard">99, 1500, 1501, 1502, 1507, 1509, 1517, 1519, 1520, 1521, 1527, 1528, 1529, 1531, 1539, 1542, 1543, 1544, 1546, 1553, 1564, 1565, 15</text:p>
      <text:p text:style-name="Standard">74, 1578, 1581, 1582, 1583, 1584, 1594, 1596, 1602, 1603, 1605, 1606, 1607, 1609, 1610, 1611, 1612, 1613, 1615, 1621, 1623, 1624, 16</text:p>
      <text:p text:style-name="Standard">25, 1626, 1630, 1631, 1632, 1635, 1636, 1637, 1638, 1639, 1640, 1641, 1644, 1645, 1649, 1678, 1682, 1683, 1688, 1691, 1695, 1700, 17</text:p>
      <text:p text:style-name="Standard">02, 1716, 1717, 1724, 1730, 1731, 1741, 1744, 1745, 1746, 1750, 1752, 1757, 1760, 1763, 1769, 1773, 1785, 1790, 1804, 1805, 1809, 18</text:p>
      <text:p text:style-name="Standard">10, 1811, 1821, 1825, 1829, 1830, 1832, 1833, 1838, 1863, 1864, 1872, 1874, 1879, 1880, 1885, 1890, 1891, 1905, 1906, 1911, 1912, 19</text:p>
      <text:p text:style-name="Standard">16, 1917, 1920, 1923, 1924, 1926, 1929, 1936, 1939, 1940, 1941, 1945, 1948, 1953, 1955, 1956, 1960, 1967, 1969, 1970, 1971, 1974, 19</text:p>
      <text:p text:style-name="Standard">75, 1976, 1977, 1979, 1984, 1986, 1987, 1988, 1989, 1992, 1993, 1998, 2000, 2001, 2002, 2003, 2004, 2006, 2009, 2010, 2011, 2013, 20</text:p>
      <text:p text:style-name="Standard">16, 2017, 2018, 2019, 2020, 2021, 2022, 2024, 2025, 2034, 2037, 2038, 2045, 2046, 2052, 2055, 2059, 2061, 2062, 2063, 2066, 2067, 20</text:p>
      <text:p text:style-name="Standard">68, 2070, 2073, 2078, 2079, 2080, 2086, 2087, 2092, 2093, 2094, 2095, 2099, 2102, 2103, 2104, 2105, 2106, 2108, 2109, 2111, 2112, 21</text:p>
      <text:p text:style-name="Standard">13, 2114, 2115, 2123, 2129, 2143, 2144, 2146, 2147, 2149, 2150, 2152, 2154, 2155, 2156, 2157, 2158, 2162, 2165]</text:p>
      <text:p text:style-name="Standard">good_ranked_features_len (7): 567</text:p>
      <text:p text:style-name="Standard">good_ranked_features (10): [0, 1, 2, 10, 13, 20, 22, 23, 24, 27, 29, 30, 31, 34, 35, 36, 38, 39, 42, 43, 45, 46, 48, 49, 51, 53, 54,</text:p>
      <text:p text:style-name="Standard"><text:s/>55, 58, 59, 60, 61, 62, 63, 67, 68, 69, 70, 73, 75, 76, 78, 79, 80, 82, 83, 87, 89, 90, 91, 92, 94, 96, 97, 98, 99, 100, 101, 102,</text:p>
      <text:p text:style-name="Standard">103, 104, 105, 106, 108, 112, 115, 120, 121, 122, 123, 124, 127, 128, 130, 132, 133, 136, 137, 138, 139, 140, 147, 148, 153, 154, 16</text:p>
      <text:p text:style-name="Standard">2, 166, 167, 178, 181, 182, 191, 192, 195, 197, 198, 199, 203, 204, 205, 206, 210, 216, 219, 225, 226, 238, 239, 240, 241, 242, 244,</text:p>
      <text:p text:style-name="Standard"><text:s/>246, 250, 251, 254, 255, 256, 257, 258, 259, 260, 264, 271, 272, 276, 279, 281, 282, 284, 285, 286, 287, 288, 289, 293, 294, 297, 2</text:p>
      <text:p text:style-name="Standard">98, 303, 305, 306, 307, 308, 314, 315, 319, 320, 322, 323, 325, 329, 331, 332, 333, 334, 335, 336, 337, 340, 341, 342, 343, 344, 345</text:p>
      <text:p text:style-name="Standard">, 348, 359, 362, 372, 377, 378, 379, 380, 381, 383, 393, 395, 396, 399, 403, 405, 411, 417, 421, 430, 432, 433, 437, 439, 442, 443,</text:p>
      <text:p text:style-name="Standard">444, 448, 449, 451, 452, 453, 454, 456, 457, 458, 459, 461, 465, 466, 469, 472, 473, 474, 476, 480, 482, 485, 488, 489, 491, 496, 49</text:p>
      <text:p text:style-name="Standard">9, 500, 501, 502, 504, 505, 506, 511, 513, 514, 515, 516, 517, 520, 522, 523, 526, 530, 531, 533, 534, 535, 536, 537, 540, 541, 542,</text:p>
      <text:p text:style-name="Standard"><text:s/>544, 547, 551, 557, 560, 561, 565, 567, 568, 569, 578, 580, 585, 586, 587, 588, 594, 607, 608, 609, 610, 612, 614, 616, 619, 625, 6</text:p>
      <text:p text:style-name="Standard">28, 631, 632, 634, 635, 636, 639, 642, 643, 645, 652, 657, 662, 667, 672, 678, 679, 685, 687, 695, 696, 698, 699, 700, 705, 707, 710</text:p>
      <text:p text:style-name="Standard">, 715, 718, 736, 739, 745, 756, 758, 759, 760, 762, 763, 767, 776, 779, 783, 784, 786, 787, 788, 793, 794, 795, 801, 807, 808, 810,</text:p>
      <text:p text:style-name="Standard"><text:soft-page-break/>813, 814, 815, 824, 833, 834, 839, 841, 847, 850, 871, 872, 877, 880, 886, 887, 891, 893, 896, 897, 905, 910, 912, 915, 917, 918, 92</text:p>
      <text:p text:style-name="Standard">3, 926, 927, 928, 929, 930, 937, 944, 945, 947, 948, 949, 952, 955, 956, 957, 958, 959, 962, 968, 972, 973, 974, 976, 977, 978, 980,</text:p>
      <text:p text:style-name="Standard"><text:s/>982, 983, 984, 985, 987, 995, 999, 1003, 1011, 1012, 1015, 1016, 1018, 1019, 1020, 1024, 1025, 1030, 1034, 1035, 1036, 1039, 1040,</text:p>
      <text:p text:style-name="Standard">1041, 1045, 1046, 1047, 1048, 1050, 1051, 1054, 1058, 1065, 1069, 1070, 1075, 1076, 1081, 1082, 1083, 1085, 1112, 1113, 1118, 1119,</text:p>
      <text:p text:style-name="Standard">1123, 1124, 1126, 1128, 1131, 1135, 1140, 1141, 1146, 1154, 1158, 1161, 1162, 1163, 1164, 1168, 1170, 1172, 1174, 1176, 1179, 1188,</text:p>
      <text:p text:style-name="Standard">1199, 1201, 1202, 1206, 1212, 1213, 1217, 1218, 1219, 1220, 1221, 1231, 1233, 1239, 1240, 1243, 1244, 1254, 1255, 1256, 1257, 1261,</text:p>
      <text:p text:style-name="Standard">1263, 1269, 1270, 1271, 1274, 1275, 1276, 1278, 1286, 1291, 1292, 1293, 1294, 1295, 1296, 1298, 1299, 1300, 1305, 1308, 1309, 1310,</text:p>
      <text:p text:style-name="Standard">1311, 1312, 1316, 1321, 1323, 1325, 1332, 1340, 1341, 1344, 1346, 1347, 1349, 1353, 1354, 1355, 1360, 1362, 1363, 1364, 1365, 1368,</text:p>
      <text:p text:style-name="Standard">1369, 1370, 1373, 1387, 1389, 1390, 1392, 1403, 1412, 1413, 1416, 1418, 1419, 1420, 1421, 1422, 1426, 1433, 1434, 1436, 1437, 1441,</text:p>
      <text:p text:style-name="Standard">1442, 1444, 1446, 1447, 1449, 1450, 1452, 1460, 1461, 1464, 1465, 1467, 1468, 1470, 1471, 1472, 1474, 1475, 1477, 1483, 1484, 1492,</text:p>
      <text:p text:style-name="Standard">1494, 1495, 1496, 1499, 1500, 1501, 1502, 1503, 1504, 1505, 1507, 1509, 1510, 1517, 1518, 1519, 1520, 1521, 1522, 1525, 1527, 1528,</text:p>
      <text:p text:style-name="Standard">1529, 1531, 1535, 1539, 1542, 1543, 1544, 1546, 1550, 1553, 1560, 1561, 1562, 1564, 1565, 1574, 1575, 1576, 1578, 1579, 1580, 1581,</text:p>
      <text:p text:style-name="Standard">1582, 1583, 1584, 1585, 1589, 1592, 1594, 1595, 1596, 1597, 1602, 1603, 1605, 1606, 1607, 1608, 1609, 1610, 1611, 1612, 1613, 1615,</text:p>
      <text:p text:style-name="Standard">1618, 1621, 1623, 1624, 1625, 1626, 1628, 1630, 1631, 1632, 1634, 1635, 1636, 1637, 1638, 1639, 1640, 1641, 1644, 1645, 1649, 1678,</text:p>
      <text:p text:style-name="Standard">1679, 1682, 1683, 1685, 1688, 1691, 1692, 1694, 1695, 1700, 1702, 1703, 1704, 1708, 1715, 1716, 1717, 1724, 1726, 1730, 1731, 1732,</text:p>
      <text:p text:style-name="Standard">1741, 1743, 1744, 1745, 1746, 1748, 1750, 1751, 1752, 1757, 1760, 1763, 1764, 1765, 1769, 1771, 1772, 1773, 1777, 1781, 1783, 1785,</text:p>
      <text:p text:style-name="Standard">1786, 1790, 1804, 1805, 1809, 1810, 1811, 1820, 1821, 1823, 1825, 1829, 1830, 1832, 1833, 1836, 1837, 1838, 1863, 1864, 1872, 1874,</text:p>
      <text:p text:style-name="Standard">1876, 1878, 1879, 1880, 1881, 1883, 1885, 1887, 1890, 1891, 1893, 1900, 1905, 1906, 1911, 1912, 1916, 1917, 1918, 1920, 1923, 1924,</text:p>
      <text:p text:style-name="Standard">1926, 1929, 1931, 1933, 1936, 1938, 1939, 1940, 1941, 1945, 1948, 1949, 1951, 1952, 1953, 1955, 1956, 1959, 1960, 1963, 1967, 1968,</text:p>
      <text:p text:style-name="Standard">1969, 1970, 1971, 1974, 1975, 1976, 1977, 1979, 1982, 1984, 1986, 1987, 1988, 1989, 1990, 1992, 1993, 1997, 1998, 1999, 2000, 2001,</text:p>
      <text:p text:style-name="Standard">2002, 2003, 2004, 2005, 2006, 2008, 2009, 2010, 2011, 2013, 2016, 2017, 2018, 2019, 2020, 2021, 2022, 2024, 2025, 2026, 2029, 2030,</text:p>
      <text:p text:style-name="Standard">2034, 2037, 2038, 2043, 2044, 2045, 2046, 2052, 2055, 2056, 2058, 2059, 2061, 2062, 2063, 2066, 2067, 2068, 2070, 2073, 2078, 2079,</text:p>
      <text:p text:style-name="Standard">2080, 2086, 2087, 2089, 2092, 2093, 2094, 2095, 2096, 2099, 2102, 2103, 2104, 2105, 2106, 2107, 2108, 2109, 2111, 2112, 2113, 2114,</text:p>
      <text:p text:style-name="Standard">2115, 2116, 2117, 2119, 2121, 2123, 2124, 2127, 2128, 2129, 2140, 2143, 2144, 2146, 2147, 2149, 2150, 2152, 2153, 2154, 2155, 2156,</text:p>
      <text:p text:style-name="Standard">2157, 2158, 2162, 2163, 2164, 2165]</text:p>
      <text:p text:style-name="Standard"><text:soft-page-break/>good_ranked_features_len (10): 867</text:p>
      <text:p text:style-name="Standard">good_ranked_features (6): [2, 10, 13, 22, 23, 24, 29, 30, 31, 46, 49, 53, 55, 58, 60, 62, 63, 73, 82, 87, 90, 91, 96, 98, 101, 106,115, 122, 123, 133, 136, 138, 139, 167, 181, 192, 195, 197, 198, 199, 203, 219, 225, 239, 240, 244, 246, 251, 255, 257, 260, 264, 272, 281, 282, 285, 289, 294, 297, 305, 308, 319, 320, 325, 329, 332, 334, 335, 336, 340, 344, 345, 348, 359, 379, 380, 396, 411, 417, 430, 437, 439, 442, 443, 453, 454, 456, 458, 459, 505, 513, 514, 515, 516, 526, 535, 537, 541, 547, 551, 557, 560, 567, 568, 580, 586, 587, 609, 610, 614, 625, 631, 632, 634, 635, 636, 642, 643, 679, 685, 687, 715, 718, 736, 745, 760, 786, 787, 801, 807, 808, 810, 813, 824, 896, 917, 927, 928, 929, 937, 945, 947, 948, 952, 955, 956, 962, 973, 974, 978, 983, 985, 987, 1018, 1019, 1024, 1036, 1040, 1041, 1046, 1047, 1051, 1070, 1128, 1140, 1158, 1161, 1168, 1170, 1176, 1188, 1199, 1202, 1206, 1217, 1218, 1219, 1220, 1221, 1244, 1254, 1255, 1256, 1269, 1274, 1278, 1286, 1292, 1293, 1295, 1299, 1305, 1311, 1340, 1341, 1344, 1346, 1349, 1353, 1354, 1362, 1363, 1364, 1370, 1373, 1387, 1389, 1390, 1403, 1412, 1413, 1416, 1418, 1421, 1422, 1434, 1436, 1447, 1449, 1468, 1470, 1472, 1475, 1499, 1502, 1517, 1518, 1519, 1529, 1539, 1543, 1546, 1553, 1564, 1565, 1574, 1578, 1581, 1583, 1584, 1603, 1605, 1606, 1609, 1612, 1613, 1621, 1623, 1624, 1631, 1635, 1637, 1638, 1639, 1640, 1644, 1682, 1683, 1688, 1691, 1695, 1716, 1717, 1730, 1731, 1741, 1744, 1745, 1746, 1750, 1752, 1769, 1785, 1790, 1804, 1805, 1809, 1810, 1811, 1821, 1825, 1830, 1832, 1833, 1838, 1864, 1872, 1874, 1880, 1885, 1890, 1891, 1911, 1916, 1917, 1920, 1923, 1929, 1936, 1939, 1940, 1948, 1953, 1955, 1956, 1969, 1970, 1974, 1979, 1984, 1986, 1987, 1989, 1992, 1993, 1998, 2000, 2004, 2006, 2009, 2010, 2011, 2013, 2016, 2017, 2018, 2019, 2020, 2021, 2022, 2024, 2025, 2034, 2037, 2038, 2046, 2059, 2062, 2063, 2067, 2070, 2078, 2080, 2086, 2087, 2092, 2093, 2095, 2102, 2103, 2104, 2105, 2106, 2108, 2109, 2111, 2112, 2113, 2114, 2123, 2144, 2146, 2149, 2150, 2152, 2154, 2155]</text:p>
      <text:p text:style-name="Standard">good_ranked_features_len (6): 367</text:p>
      <text:p text:style-name="Standard">good_ranked_features (12): [0, 1, 2, 3, 8, 10, 11, 13, 14, 16, 20, 22, 23, 24, 25, 27, 29, 30, 31, 32, 34, 35, 36, 38, 39, 41, 42, 43, 44, 45, 46, 48, 49, 50, 51, 53, 54, 55, 58, 59, 60, 61, 62, 63, 65, 67, 68, 69, 70, 73, 75, 76, 78, 79, 80, 81, 82, 83, 87, 89, 90, 91, 92, 93, 94, 95, 96, 97, 98, 99, 100, 101, 102, 103, 104, 105, 106, 108, 112, 115, 117, 120, 121, 122, 123, 124, 127, 128, 130, 132, 133, 134, 135, 136, 137, 138, 139, 140, 146, 147, 148, 153, 154, 162, 166, 167, 178, 181, 182, 191, 192, 194, 195, 197, 198,199, 203, 204, 205, 206, 210, 216, 217, 219, 222, 225, 226, 227, 234, 237, 238, 239, 240, 241, 242, 244, 246, 248, 250, 251, 252, 254, 255, 256, 257, 258, 259, 260, 264, 268, 269, 270, 271, 272, 276, 279, 280, 281, 282, 284, 285, 286, 287, 288, 289, 290, 293, 294, 297, 298, 301, 302, 303, 305, 306, 307, 308, 310, 314, 315, 319, 320, 321, 322, 323, 325, 329, 331, 332, 333, 334, 335, 336, 337, 340, 341, 342, 343, 344, 345, 348, 354, 356, 359, 362, 363, 365, 372, 377, 378, 379, 380, 381, 382, 383, 384, 386, 393, 394, 395, 396, 399, 402, 403, 405, 411, 417, 421, 430, 432, 433, 437, 439, 442, 443, 444, 448, 449, 451, 452, 453, 454, 456, 457, 458, 459, 461,464, 465, 466, 467, 469, 470, 471, 472, 473, 474, 476, 477, 480, 482, 485, 488, 489, 490, 491, 496, 499, 500, 501, 502, 504, 505, 506, 509, 511, 513, 514, 515, 516, 517, 520, 522, 523, 526, 528, 530, 531, 533, 534, 535, 536, 537, 538, 540, 541, 542, 544, 547, 551, 552, 556, 557, 560, 561, 564, 565, 567, 568, 569, 576, 578, 579, 580, 581, 584, 585, 586, 587, 588, 589, 594, 597, 599, 600, 604, 607, 608, 609, 610, 612, 614, 616, 619, 623, 625, 628, 629, 630, 631, 632, 634, 635, 636, 639, 642, 643, 645, 647, 652, 653, 657, 662, 667, 672, 678, 679, 682, 685, 687, 692, 693, 695, 696, 698, 699, 700, 702, 705, 707, 710, 712, 715, 716, 718, 719, 720, 721, 729,736, 739, 745, 756, 758, 759, 760, 761, 762, 763, 767, 771, 776, 779, 783, 784, 786, 787, 788, 790, 793, 794, 795, 801, 807, 808, 810, 813, 814, 815, 824, 833, 834, 839, 841, 845, 847, 849, 850, 871, 872, 877, 880, 884, 886, 887, 888, 891, 893, 896, 897, 901, 905, 910, 912, 913, 915, 917, 918, 923, 926, 927, 928, 929, 930, 935, 937, 944, 945, 947, 948, 949, 952, 955, 956, 957, 958, 959, 962, 968, 971, 972, 973, 974, 975, 976, 977, 978, 980, 982, 983, 984, 985, 987, 995, 999, 1003, 1009, 1011, 1012, 1013, 1015, 1016, 1017,1018, 1019, 1020, 1024, 1025, 1030, 1034, 1035, 1036, 1039, 1040, 1041, 1042, 1045, 1046, 1047, 1048, 1050, 1051, 1054, 1058, 1061,1065, 1068, 1069, 1070, 1075, 1076, 1081, 1082, 1083, 1084, 1085, 1103, 1104, 1112, 1113, 1118, 1119, 1120, 1123, 1124, <text:soft-page-break/>1126, 1128,1129, 1131, 1135, 1139, 1140, 1141, 1146, 1154, 1158, 1159, 1161, 1162, 1163, 1164, 1166, 1168, 1170, 1171, 1172, 1174, 1176, 1179,1180, 1188, 1189, 1190, 1193, 1194, 1196, 1197, 1199, 1201, 1202, 1206, 1209, 1212, 1213, 1217, 1218, 1219, 1220, 1221, 1231, 1232,1233, 1239, 1240, 1241, 1243, 1244, 1250, 1254, 1255, 1256, 1257, 1261, 1262, 1263, 1265, 1269, 1270, 1271, 1273, 1274, 1275, 1276,1277, 1278, 1286, 1289, 1291, 1292, 1293, 1294, 1295, 1296, 1298, 1299, 1300, 1304, 1305, 1308, 1309, 1310, 1311, 1312, 1315, 1316,1321, 1323, 1325, 1329, 1332, 1335, 1336, 1339, 1340, 1341, 1342, 1343, 1344, 1346, 1347, 1349, 1351, 1353, 1354, 1355, 1360, 1362,1363, 1364, 1365, 1368, 1369, 1370, 1372, 1373, 1375, 1385, 1387, 1389, 1390, 1392, 1403, 1407, 1412, 1413, 1416, 1417, 1418, 1419,1420, 1421, 1422, 1423, 1426, 1433, 1434, 1436, 1437, 1441, 1442, 1444, 1446, 1447, 1449, 1450, 1452, 1460, 1461, 1464, 1465, 1467,1468, 1469, 1470, 1471, 1472, 1474, 1475, 1477, 1480, 1483, 1484, 1486, 1489, 1491, 1492, 1494, 1495, 1496, 1499, 1500, 1501, 1502,</text:p>
      <text:p text:style-name="Standard">1503, 1504, 1505, 1507, 1509, 1510, 1514, 1515, 1516, 1517, 1518, 1519, 1520, 1521, 1522, 1525, 1527, 1528, 1529, 1530, 1531, 1534,1535, 1539, 1542, 1543, 1544, 1546, 1550, 1553, 1560, 1561, 1562, 1564, 1565, 1569, 1573, 1574, 1575, 1576, 1578, 1579, 1580, 1581,1582, 1583, 1584, 1585, 1587, 1589, 1592, 1594, 1595, 1596, 1597, 1598, 1602, 1603, 1605, 1606, 1607, 1608, 1609, 1610, 1611, 1612,1613, 1614, 1615, 1618, 1621, 1623, 1624, 1625, 1626, 1627, 1628, 1629, 1630, 1631, 1632, 1634, 1635, 1636, 1637, 1638, 1639, 1640,1641, 1644, 1645, 1649, 1650, 1673, 1678, 1679, 1682, 1683, 1684, 1685, 1686, 1687, 1688, 1691, 1692, 1694, 1695, 1697, 1700, 1701,1702, 1703, 1704, 1708, 1709, 1711, 1714, 1715, 1716, 1717, 1718, 1720, 1721, 1722, 1724, 1726, 1730, 1731, 1732, 1733, 1739, 1741,1743, 1744, 1745, 1746, 1748, 1750, 1751, 1752, 1756, 1757, 1760, 1763, 1764, 1765, 1766, 1769, 1771, 1772, 1773, 1777, 1778, 1781,1783, 1785, 1786, 1790, 1804, 1805, 1809, 1810, 1811, 1813, 1820, 1821, 1823, 1824, 1825, 1826, 1829, 1830, 1832, 1833, 1835, 1836,</text:p>
      <text:p text:style-name="Standard">1837, 1838, 1840, 1863, 1864, 1872, 1874, 1876, 1878, 1879, 1880, 1881, 1882, 1883, 1885, 1886, 1887, 1890, 1891, 1893, 1900, 1902,1905, 1906, 1911, 1912, 1916, 1917, 1918, 1920, 1923, 1924, 1926, 1929, 1931, 1933, 1934, 1936, 1938, 1939, 1940, 1941, 1945, 1948,1949, 1951, 1952, 1953, 1954, 1955, 1956, 1959, 1960, 1963, 1967, 1968, 1969, 1970, 1971, 1972, 1973, 1974, 1975, 1976, 1977, 1979,1982, 1984, 1986, 1987, 1988, 1989, 1990, 1992, 1993, 1995, 1997, 1998, 1999, 2000, 2001, 2002, 2003, 2004, 2005, 2006, 2008, 2009,2010, 2011, 2013, 2016, 2017, 2018, 2019, 2020, 2021, 2022, 2024, 2025, 2026, 2029, 2030, 2034, 2037, 2038, 2043, 2044, 2045, 2046,2047, 2052, 2054, 2055, 2056, 2058, 2059, 2061, 2062, 2063, 2064, 2065, 2066, 2067, 2068, 2070, 2071, 2073, 2078, 2079, 2080, 2083,2086, 2087, 2089, 2091, 2092, 2093, 2094, 2095, 2096, 2099, 2102, 2103, 2104, 2105, 2106, 2107, 2108, 2109, 2111, 2112, 2113, 2114,2115, 2116, 2117, 2119, 2121, 2123, 2124, 2127, 2128, 2129, 2130, 2134, 2135, 2138, 2140, 2143, 2144, 2145, 2146, 2147, 2149, 2150,</text:p>
      <text:p text:style-name="Standard">2152, 2153, 2154, 2155, 2156, 2157, 2158, 2162, 2163, 2164, 2165, 2166]</text:p>
      <text:p text:style-name="Standard">good_ranked_features_len (12): 1067</text:p>
      <text:p text:style-name="Standard">good_ranked_features (15): [0, 1, 2, 3, 8, 10, 11, 13, 14, 16, 20, 22, 23, 24, 25, 27, 29, 30, 31, 32, 33, 34, 35, 36, 37, 38, 39, 41, 42, 43, 44, 45, 46, 48, 49, 50, 51, 53, 54, 55, 58, 59, 60, 61, 62, 63, 64, 65, 67, 68, 69, 70, 73, 75, 76, 78, 79, 80, 81, 82, 83, 84, 85, 87, 88, 89, 90, 91, 92, 93, 94, 95, 96, 97, 98, 99, 100, 101, 102, 103, 104, 105, 106, 108, 109, 112, 115, 117, 118, 120, 121, 122, 123, 124, 127, 128, 130, 131, 132, 133, 134, 135, 136, 137, 138, 139, 140, 146, 147, 148, 150, 153, 154, 156, 159, 160, 162, 166, 167, 178, 181, 182, 183, 184, 185, 188, 191, 192, 194, 195, 196, 197, 198, 199, 203, 204, 205, 206, 210, 214, 215, 216, 217, 219, 222, 223, 225, 226, 227, 230, 232, 234, 237, 238, 239, 240, 241, 242, 244, 246, 247, 248, 250, 251, 252, 254, 255, 256, 257,258, 259, 260, 264, 268, 269, 270, 271, 272, 276, 279, 280, 281, 282, 284, 285, 286, 287, 288, 289, 290, 293, 294, 295, 296, 297, 298, 301, 302, 303, 305, 306, 307, 308, 310, 314, 315, 316, 319, 320, 321, 322, 323, 325, 329, 330, 331, 332, 333, 334, 335, 336, 337, 338, 339, 340, 341, 342, 343, 344, 345, 346, 348, 349, 354, 356, 357, 359, 362, 363, 365, 366, 369, 371, 372, 375, 377, 378, 379, 380, 381, 382, 383, 384, 385, 386, 387, 391, 393, 394, 395, 396, 399, 400, 402, 403, 404, 405, 408, 411, 417, 418, 421, 430, 432, 433, 437, 438, 439, 440, 442, 443, 444, 446, 448, 449, 451, 452, 453, 454, 456, 457, 458, 459, 461, 464, 465, 466, <text:soft-page-break/>467, 469, 470, 471,472, 473, 474, 476, 477, 480, 481, 482, 485, 487, 488, 489, 490, 491, 492, 496, 497, 499, 500, 501, 502, 503, 504, 505, 506, 509, 510, 511, 513, 514, 515, 516, 517, 519, 520, 521, 522, 523, 524, 525, 526, 527, 528, 529, 530, 531, 532, 533, 534, 535, 536, 537, 538, 540, 541, 542, 543, 544, 547, 550, 551, 552, 553, 556, 557, 560, 561, 564, 565, 567, 568, 569, 576, 578, 579, 580, 581, 583, 584, 585, 586, 587, 588, 589, 592, 593, 594, 597, 599, 600, 602, 604, 607, 608, 609, 610, 611, 612, 614, 616, 618, 619, 621, 623, 624, 625, 628, 629, 630, 631, 632, 634, 635, 636, 639, 642, 643, 645, 647, 649, 652, 653, 655, 656, 657, 659, 660, 661, 662, 667, 668, 672,676, 677, 678, 679, 682, 685, 687, 690, 692, 693, 694, 695, 696, 698, 699, 700, 702, 705, 707, 710, 711, 712, 715, 716, 718, 719, 720, 721, 729, 731, 735, 736, 739, 744, 745, 746, 754, 755, 756, 757, 758, 759, 760, 761, 762, 763, 765, 767, 769, 770, 771, 772, 776, 779, 780, 783, 784, 785, 786, 787, 788, 789, 790, 791, 793, 794, 795, 796, 801, 806, 807, 808, 809, 810, 812, 813, 814, 815, 818, 824, 833, 834, 839, 841, 843, 845, 847, 849, 850, 853, 865, 866, 871, 872, 875, 876, 877, 880, 882, 883, 884, 886, 887, 888, 889, 890</text:p>
      <text:p text:style-name="Standard">, 891, 892, 893, 896, 897, 901, 905, 906, 910, 912, 913, 915, 917, 918, 923, 926, 927, 928, 929, 930, 933, 934, 935, 937, 938, 943,944, 945, 946, 947, 948, 949, 951, 952, 953, 954, 955, 956, 957, 958, 959, 960, 962, 967, 968, 971, 972, 973, 974, 975, 976, 977, 978, 979, 980, 982, 983, 984, 985, 987, 988, 995, 999, 1003, 1009, 1011, 1012, 1013, 1015, 1016, 1017, 1018, 1019, 1020, 1024, 1025, 1029, 1030, 1034, 1035, 1036, 1037, 1039, 1040, 1041, 1042, 1045, 1046, 1047, 1048, 1050, 1051, 1054, 1058, 1061, 1062, 1065, 1068, 1069, 1070, 1074, 1075, 1076, 1077, 1081, 1082, 1083, 1084, 1085, 1100, 1102, 1103, 1104, 1107, 1111, 1112, 1113, 1117, 1118, 1119, 1120, 1123, 1124, 1125, 1126, 1128, 1129, 1131, 1134, 1135, 1139, 1140, 1141, 1145, 1146, 1147, 1154, 1156, 1157, 1158, 1159, 1161, 1162, 1163, 1164, 1166, 1167, 1168, 1169, 1170, 1171, 1172, 1174, 1176, 1178, 1179, 1180, 1187, 1188, 1189, 1190, 1193, 1194, 1195, 1196, 1197, 1199, 1200, 1201, 1202, 1204, 1205, 1206, 1207, 1208, 1209, 1212, 1213, 1215, 1217, 1218, 1219, 1220, 1221, 1224, 1226, 1227, 1231, 1232, 1233, 1237, 1238, 1239, 1240, 1241, 1243, 1244, 1245, 1247, 1248, 1250, 1254, 1255, 1256, 1257, 1261, 1262, 1263, 1265, 1266, 1268, 1269, 1270, 1271, 1272, 1273, 1274, 1275, 1276, 1277, 1278, 1286, 1287, 1289, 1290, 1291, 1292, 1293, 1294, 1295, 1296, 1297, 1298, 1299, 1300, 1303, 1304, 1305, 1306, 1308, 1309, 1310, 1311, 1312, 1314, 1315, 1316, 1317, 1318, 1321, 1322, 1323, 1325, 1327, 1329, 1330, 1332, 1335, 1336, 1339, 1340, 1341, 1342, 1343, 1344, 1346, 1347, 1349, 1350, 1351, 1353, 1354, 1355, 1360, 1361, 1362, 1363, 1364, 1365, 1366, 1367, 1368, 1369, 1370, 1371, 1372, 1373, 1375, 1376, 1377, 1381, 1384, 1385, 1386, 1387, 1388, 1389, 1390, 1391, 1392, 1402, 1403, 1407, 1408, 1412, 1413, 1414, 1416, 1417, 1418, 1419, 1420, 1421, 1422, 1423, 1424, 1426, 1433, 1434, 1435, 1436, 1437, 1440, 1441, 1442, 1444, 1446, 1447, 1449, 1450, 1452, 1455, 1456, 1457, 1460, 1461, 1462, 1463, 1464, 1465, 1467, 1468, 1469, 1470, 1471, 1472, 1473, 1474, 1475, 1476, 1477, 1479, 1480, 1482, 1483, 1484, 1485, 1486, 1487, 1489, 1490, 1491, 1492, 1493, 1494, 1495, 1496, 1497, 1499, 1500, 1501, 1502, 1503, 1504, 1505, 1507, 1509, 1510, 1514, 1515, 1516, 1517, 1518, 1519, 1520, 1521, 1522, 1525, 1526, 1527, 1528, 1529, 1530, 1531, 1532, 1534, 1535, 1538, 1539, 1542, 1543, 1544, 1545, 1546, 1548, 1550, 1552, 1553, 1555, 1556, 1560, 1561, 1562, 1564, 1565, 1569, 1571, 1573, 1574, 1575, 1576, 1578, 1579, 1580, 1581, 1582, 1583, 1584, 1585, 1587, 1589, 1592, 1594, 1595, 1596, 1597, 1598, 1601, 1602, 1603, 1605, 1606, 1607, 1608, 1609, 1610, 1611, 1612, 1613, 1614, 1615, 1616, 1617, 1618, 1621, 1623, 1624, 1625, 1626, 1627, 1628, 1629, 1630, 1631, 1632, 1634, 1635, 1636, 1637, 1638, 1639, 1640, 1641, 1644, 1645, 1649, 1650, 1651, 1654, 1671, 1673, 1678, 1679, 1682, 1683, 1684, 1685, 1686, 1687, 1688, 1689, 1691, 1692, 1694, 1695, 1697, 1698, 1699, 1700, 1701, 1702, 1703, 1704, 1708, 1709, 1711, 1714, 1715, 1716, 1717, 1718, 1720, 1721, 1722, 1723, 1724, 1725, 1726, 1728, 1730, 1731, 1732, 1733, 1736, 1737, 1738, 1739, 1741, 1742, 1743, 1744, 1745, 1746, 1748, 1750, 1751, 1752, 1754, 1755, 1756, 1757, 1759, 1760, 1762, 1763, 1764, 1765, 1766, 1767, 1768, 1769, 1770, 1771, 1772, 1773, 1776, 1777, 1778, 1779, 1781, 1782, 1783, 1784, 1785, 1786, 1790, 1794, 1798, 1799, 1800, 1803, 1804, 1805, 1806, 1807, 1808, 1809, 1810, 1811, 1813, 1814, 1817, 1820, 1821, 1822, 1823, 1824, 1825, 1826, 1827, 1829, 1830, 1832, 1833, 1834, 1835, 1836, 1837, 1838, 1840, 1845, 1855, 1858, 1860, 1862, 1863, 1864, <text:soft-page-break/>1872, 1874, 1876, 1878, 1879, 1880, 1881, 1882, 1883, 1884, 1885, 1886, 1887, 1889, 1890, 1891, 1893, 1899, 1900, 1902, 1905, 1906, 1911, 1912, 1916, 1917, 1918, 1919, 1920, 1921, 1923, 1924, 1925, 1926, 1929, 1930, 1931, 1933, 1934, 1935, 1936, 1938, 1939, 1940, 1941, 1945, 1947, 1948, 1949, 1950, 1951, 1952, 1953, 1954, 1955, 1956, 1957, 1959, 1960, 1961, 1962, 1963, 1965, 1967, 1968, 1969, 1970, 1971, 1972, 1973, 1974, 1975, 1976, 1977, 1978, 1979, 1980, 1982, 1984, 1986, 1987, 1988, 1989, 1990, 1992, 1993, 1995, 1997, 1998, 1999, 2000, 2001, 2002, 2003, 2004, 2005, 2006, 2008, 2009, 2010, 2011, 2012, 2013, 2014, 2015, 2016, 2017, 2018, 2019, 2020, 2021, 2022, 2023, 2024, 2025, 2026, 2027, 2029, 2030, 2034, 2035, 2037, 2038, 2040, 2041, 2043, 2044, 2045, 2046, 2047, 2048, 2052, 2054, 2055, 2056, 2057, 2058, 2059, 2061, 2062, 2063, 2064, 2065, 2066, 2067, 2068, 2070, 2071, 2073, 2078, 2079, 2080, 2081, 2082, 2083, 2084, 2085, 2086, 2087, 2089, 2091, 2092, 2093, 2094, 2095, 2096, 2099, 2101, 2102, 2103, 2104, 2105, 2106, 2107, 2108, 2109, 2110, 2111, 2112, 2113, 2114, 2115, 2116, 2117, 2119, 2121, 2123, 2124, 2127, 2128, 2129, 2130, 2134, 2135, 2136, 2138, 2139, 2140, 2141, 2142, 2143, 2144, 2145, 2146, 2147, 2149, 2150, 2151, 2152, 2153, 2154, 2155, 2156, 2157, 2158, 2161, 2162, 2163, 2164, 2165, 2166]</text:p>
      <text:p text:style-name="Standard">good_ranked_features_len (15): 1367</text:p>
      <text:p text:style-name="Standard">Elapsed time (secs): 1428.75600004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sica Pauli de C Bonson</meta:initial-creator>
    <meta:creation-date>2015-02-22T23:47:48.98</meta:creation-date>
    <dc:date>2015-02-23T00:39:33</dc:date>
    <dc:creator>Jessica Pauli de C Bonson</dc:creator>
    <meta:editing-duration>PT11M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7" meta:paragraph-count="91" meta:word-count="4500" meta:character-count="25060"/>
  </office:meta>
</office:document-meta>
</file>